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0460f" officeooo:paragraph-rsid="0010460f" style:font-size-asian="12.25pt" style:font-size-complex="14pt"/>
    </style:style>
    <style:style style:name="P2" style:family="paragraph" style:parent-style-name="Standard">
      <style:text-properties fo:font-size="14pt" fo:font-weight="normal" officeooo:rsid="0010460f" officeooo:paragraph-rsid="0010460f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color="#ef413d" fo:font-size="14pt" officeooo:rsid="0010460f" officeooo:paragraph-rsid="0010460f" style:font-size-asian="12.25pt" style:font-size-complex="14pt"/>
    </style:style>
    <style:style style:name="P4" style:family="paragraph" style:parent-style-name="Standard">
      <style:text-properties fo:color="#000000" fo:font-size="14pt" officeooo:rsid="0010460f" officeooo:paragraph-rsid="0010460f" style:font-size-asian="12.25pt" style:font-size-complex="14pt"/>
    </style:style>
    <style:style style:name="P5" style:family="paragraph" style:parent-style-name="Standard">
      <style:text-properties fo:color="#000000" fo:font-size="14pt" style:text-underline-style="solid" style:text-underline-width="auto" style:text-underline-color="font-color" fo:font-weight="bold" officeooo:rsid="0010460f" officeooo:paragraph-rsid="0010460f" style:font-size-asian="12.25pt" style:font-weight-asian="bold" style:font-size-complex="14pt" style:font-weight-complex="bold"/>
    </style:style>
    <style:style style:name="P6" style:family="paragraph" style:parent-style-name="Standard">
      <style:text-properties fo:color="#000000" fo:font-size="14pt" fo:font-weight="normal" officeooo:rsid="0010460f" officeooo:paragraph-rsid="0010460f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color="#00a65d" fo:font-size="14pt" officeooo:rsid="0010460f" officeooo:paragraph-rsid="0010460f" style:font-size-asian="12.25pt" style:font-size-complex="14pt"/>
    </style:style>
    <style:style style:name="P8" style:family="paragraph" style:parent-style-name="Standard">
      <style:text-properties fo:color="#00a65d" fo:font-size="14pt" fo:font-weight="normal" officeooo:rsid="0010460f" officeooo:paragraph-rsid="0010460f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color="#ed1c24" fo:font-size="14pt" style:text-underline-style="solid" style:text-underline-width="auto" style:text-underline-color="font-color" officeooo:rsid="0010460f" officeooo:paragraph-rsid="0010460f" style:font-size-asian="12.25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10460f" style:font-size-asian="20pt" style:font-weight-asian="bold" style:font-size-complex="20pt" style:font-weight-complex="bold"/>
    </style:style>
    <style:style style:name="T4" style:family="text">
      <style:text-properties fo:color="#ef413d"/>
    </style:style>
    <style:style style:name="T5" style:family="text">
      <style:text-properties fo:color="#ef413d" fo:font-weight="bold" style:font-weight-asian="bold" style:font-weight-complex="bold"/>
    </style:style>
    <style:style style:name="T6" style:family="text">
      <style:text-properties fo:color="#ed1c24"/>
    </style:style>
    <style:style style:name="T7" style:family="text">
      <style:text-properties fo:color="#ed1c24" fo:font-weight="bold" style:font-weight-asian="bold" style:font-weight-complex="bold"/>
    </style:style>
    <style:style style:name="T8" style:family="text">
      <style:text-properties fo:color="#21409a"/>
    </style:style>
    <style:style style:name="T9" style:family="text">
      <style:text-properties fo:color="#21409a"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text:tab/><text:tab/><text:tab/><text:tab/><text:span text:style-name="T2"><text:tab/></text:span><text:span text:style-name="T3">File patching</text:span></text:p>
      <text:p text:style-name="Standard"><text:span text:style-name="T3"/></text:p>
      <text:p text:style-name="Standard"><text:span text:style-name="T3"/></text:p>
      <text:p text:style-name="P1"><text:span text:style-name="T1">1.creating a patch file using diff</text:span></text:p>
      <text:p text:style-name="P1"><text:span text:style-name="T1"/></text:p>
      <text:p text:style-name="P1"><text:span text:style-name="T1"><text:s/></text:span><text:span text:style-name="T5">$diff -u <text:s/>filename.c <text:s/>newfilename.c &gt; filename.patch</text:span></text:p>
      <text:p text:style-name="P1"><text:span text:style-name="T5"/></text:p>
      <text:p text:style-name="P4"><text:span text:style-name="T1">suppose we have two files file.c and newfile.c</text:span></text:p>
      <text:p text:style-name="P4"><text:span text:style-name="T1"/></text:p>
      <text:p text:style-name="P9"><text:span text:style-name="T1">file.c</text:span></text:p>
      <text:p text:style-name="P8">#include&lt;stdio.h&gt; <text:s text:c="36"/></text:p>
      <text:p text:style-name="P8">int main()</text:p>
      <text:p text:style-name="P8">{</text:p>
      <text:p text:style-name="P8"><text:s/>int x=2,y=3,z;</text:p>
      <text:p text:style-name="P8"><text:s/>z=x+y;</text:p>
      <text:p text:style-name="P8">}</text:p>
      <text:p text:style-name="P2"><text:span text:style-name="T4"/></text:p>
      <text:p text:style-name="P9"><text:span text:style-name="T1">newfile.c</text:span></text:p>
      <text:p text:style-name="P8">#include&lt;stdio.h&gt;</text:p>
      <text:p text:style-name="P8">int main()</text:p>
      <text:p text:style-name="P8">{</text:p>
      <text:p text:style-name="P8"><text:s/>int x=2,y=3,z;</text:p>
      <text:p text:style-name="P8"><text:s/>z=x+y;</text:p>
      <text:p text:style-name="P8"><text:s/>printf("z=%d\n",z);</text:p>
      <text:p text:style-name="P8">}</text:p>
      <text:p text:style-name="P1"><text:span text:style-name="T5"/></text:p>
      <text:p text:style-name="P4"><text:span text:style-name="T1">2. patching using patch command</text:span></text:p>
      <text:p text:style-name="P4"><text:span text:style-name="T1"/></text:p>
      <text:p text:style-name="P4"><text:span text:style-name="T1"><text:s/></text:span><text:span text:style-name="T7">patch &lt; filename.patch</text:span></text:p>
      <text:p text:style-name="P4"><text:span text:style-name="T7"/></text:p>
      <text:p text:style-name="P5"><text:span text:style-name="T6"><text:s/>file.patch</text:span></text:p>
      <text:p text:style-name="P6"><text:span text:style-name="T6"><text:s/></text:span><text:span text:style-name="T8">--- file.c<text:tab/>2021-10-13 17:06:25.477402249 +0530</text:span></text:p>
      <text:p text:style-name="P6"><text:span text:style-name="T8">+++ newfile.c<text:tab/>2021-10-13 17:07:12.692977518 +0530</text:span></text:p>
      <text:p text:style-name="P6"><text:span text:style-name="T8">@@ -3,4 +3,5 @@</text:span></text:p>
      <text:p text:style-name="P6"><text:span text:style-name="T8"><text:s/>{</text:span></text:p>
      <text:p text:style-name="P6"><text:span text:style-name="T8"><text:s text:c="2"/>int x=2,y=3,z;</text:span></text:p>
      <text:p text:style-name="P6"><text:span text:style-name="T8"><text:s text:c="2"/>z=x+y;</text:span></text:p>
      <text:p text:style-name="P6"><text:span text:style-name="T8">+ printf("z=%d\n",z);</text:span></text:p>
      <text:p text:style-name="P4"><text:span text:style-name="T9"><text:s/>}</text:span></text:p>
      <text:p text:style-name="P7"><text:span text:style-name="T1"/></text:p>
      <text:p text:style-name="P4"><text:span text:style-name="T1">3. To reverse or remove patch from the file</text:span></text:p>
      <text:p text:style-name="P4"><text:span text:style-name="T1"/></text:p>
      <text:p text:style-name="P3"><text:span text:style-name="T1"><text:s/>patch -R &lt; file.patc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3T17:08:18.278397982</meta:creation-date>
    <dc:date>2021-10-13T17:22:41.224892951</dc:date>
    <meta:editing-duration>PT1M42S</meta:editing-duration>
    <meta:editing-cycles>1</meta:editing-cycles>
    <meta:document-statistic meta:table-count="0" meta:image-count="0" meta:object-count="0" meta:page-count="1" meta:paragraph-count="32" meta:word-count="84" meta:character-count="616" meta:non-whitespace-character-count="503"/>
    <meta:generator>LibreOffice/6.0.7.3$Linux_X86_64 LibreOffice_project/00m0$Build-3</meta:generator>
  </office:meta>
</office:document-meta>
</file>